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36ad29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paragraph-rsid="002e8418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paragraph-rsid="0046b6b9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b6b9" fo:background-color="#ffffff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6b6b9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Times New Roman" fo:font-size="10pt" officeooo:paragraph-rsid="0046b6b9" style:font-size-asian="10pt" style:font-size-complex="10pt"/>
    </style:style>
    <style:style style:name="P12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1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b6b9"/>
    </style:style>
    <style:style style:name="P1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6b6b9" style:font-size-asian="10pt" style:font-weight-asian="normal" style:font-size-complex="10pt" style:font-weight-complex="normal"/>
    </style:style>
    <style:style style:name="P1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506665"/>
    </style:style>
    <style:style style:name="P16" style:family="paragraph" style:parent-style-name="Standard">
      <style:paragraph-properties fo:text-align="justify" style:justify-single-word="false"/>
      <style:text-properties style:font-name="Times New Roman"/>
    </style:style>
    <style:style style:name="P17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506665" style:font-size-asian="24pt" style:font-weight-asian="bold" style:font-size-complex="24pt" style:font-weight-complex="bold"/>
    </style:style>
    <style:style style:name="P18" style:family="paragraph" style:parent-style-name="Standard">
      <style:text-properties officeooo:paragraph-rsid="00506665"/>
    </style:style>
    <style:style style:name="P19" style:family="paragraph" style:parent-style-name="Table_20_Contents">
      <style:text-properties style:font-name="Times New Roman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officeooo:paragraph-rsid="004ef5f5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officeooo:rsid="00506665" officeooo:paragraph-rsid="00506665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506665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506665" fo:background-color="#ffffff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506665"/>
    </style:style>
    <style:style style:name="P25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506665"/>
    </style:style>
    <style:style style:name="T1" style:family="text">
      <style:text-properties fo:color="#000000" officeooo:rsid="002e8418"/>
    </style:style>
    <style:style style:name="T2" style:family="text">
      <style:text-properties fo:color="#000000" officeooo:rsid="00ddbb8b"/>
    </style:style>
    <style:style style:name="T3" style:family="text">
      <style:text-properties fo:color="#000000" officeooo:rsid="002c239f"/>
    </style:style>
    <style:style style:name="T4" style:family="text">
      <style:text-properties fo:color="#000000" officeooo:rsid="003bc110" fo:background-color="#ffffff" loext:char-shading-value="0"/>
    </style:style>
    <style:style style:name="T5" style:family="text">
      <style:text-properties fo:color="#000000" officeooo:rsid="0031949f" fo:background-color="#ffffff" loext:char-shading-value="0"/>
    </style:style>
    <style:style style:name="T6" style:family="text">
      <style:text-properties fo:color="#000000" officeooo:rsid="003ceb68" fo:background-color="#ffffff" loext:char-shading-value="0"/>
    </style:style>
    <style:style style:name="T7" style:family="text">
      <style:text-properties fo:color="#000000" officeooo:rsid="003c9d6c" fo:background-color="#ffffff" loext:char-shading-value="0"/>
    </style:style>
    <style:style style:name="T8" style:family="text">
      <style:text-properties fo:color="#000000" officeooo:rsid="003dd3a4" fo:background-color="#ffffff" loext:char-shading-value="0"/>
    </style:style>
    <style:style style:name="T9" style:family="text">
      <style:text-properties officeooo:rsid="003c9d6c"/>
    </style:style>
    <style:style style:name="T10" style:family="text">
      <style:text-properties style:use-window-font-color="true" officeooo:rsid="003c9d6c"/>
    </style:style>
    <style:style style:name="T11" style:family="text">
      <style:text-properties style:use-window-font-color="true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f9f1a9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fo:language="en" fo:country="US" officeooo:rsid="00506665"/>
    </style:style>
    <style:style style:name="T19" style:family="text">
      <style:text-properties officeooo:rsid="0118ff4b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c9d6c"/>
    </style:style>
    <style:style style:name="T22" style:family="text">
      <style:text-properties fo:font-size="12pt" officeooo:rsid="002c9e8d" style:font-size-asian="12pt" style:font-name-complex="Book Antiqua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19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2"/>
      <text:p text:style-name="P2"/>
      <text:p text:style-name="P3"/>
      <text:p text:style-name="P3"/>
      <text:p text:style-name="P3"/>
      <text:p text:style-name="P3"/>
      <text:p text:style-name="P3">C<text:span text:style-name="T19">ertidão De Matrícula</text:span></text:p>
      <text:p text:style-name="P3"/>
      <text:p text:style-name="P15"><text:span text:style-name="T22"><text:text-input text:description="${responsibleNameFunction}">${responsibleNameFunction}</text:text-input></text:span><text:span text:style-name="T9"> da </text:span><text:span text:style-name="T2">Faculdade de </text:span><text:span text:style-name="T1">Medicina Veterinária</text:span><text:span text:style-name="T3"> </text:span><text:span text:style-name="T2">da Universidade de Lisboa,</text:span></text:p>
      <text:p text:style-name="P16"><text:span text:style-name="T9">Certifica, em face dos</text:span> registos existentes nesta Faculdade, que <text:text-input text:description="${studentName}">${studentName}</text:text-input>, alun<text:text-input text:description="${genderVogal}">${genderVogal}</text:text-input> n.º <text:text-input text:description="${registrationNumber}">${registrationNumber}</text:text-input>, nascid<text:text-input text:description="${genderVogal}">${genderVogal}</text:text-input> a <text:text-input text:description="${birthDateExtended}">${birthDateExtended}</text:text-input>, portador<text:text-input text:description="${genderVogalFemale}">${genderVogalFemale}</text:text-input> do <text:text-input text:description="${idDocumentType}">${idDocumentType}</text:text-input> n.º <text:text-input text:description="${idDocumentNumber}">${idDocumentNumber}</text:text-input>, filh<text:text-input text:description="${genderVogal}">${genderVogal}</text:text-input> de <text:text-input text:description="${fatherName}">${fatherName}</text:text-input> e de <text:text-input text:description="${motherName}">${motherName}</text:text-input>, realizou a matrícula no Curso de <text:text-input text:description="${degreeType}">${degreeType}</text:text-input> em <text:text-input text:description="${degreeName}">${degreeName}</text:text-input> no ano letivo de <text:text-input text:description="${startExecutionYear}">${startExecutionYear}</text:text-input>.</text:p>
      <text:p text:style-name="P12"/>
      <text:p text:style-name="P21"><text:text-input text:description="${documentPurposeType}">${documentPurposeType}</text:text-input></text:p>
      <text:p text:style-name="P20"><text:span text:style-name="T20"/></text:p>
      <text:p text:style-name="P4">O presente certificado é emitido em conformidade com o disposto no Decreto-Lei n.º 266-E/2012, de 31 de dezembro, e demais disposições legais em vigor, sendo firmado com o selo branco em uso nesta Faculdade.</text:p>
      <text:p text:style-name="P5"/>
      <text:p text:style-name="P5"/>
      <text:p text:style-name="P6"><text:span text:style-name="T2">Faculdade de </text:span><text:span text:style-name="T1">Medicina Veterinária</text:span><text:span text:style-name="T2"> da Universidade de Lisboa</text:span><text:span text:style-name="T16">, em </text:span><text:span text:style-name="T18"><text:text-input text:description="${currentDateExtended}">${currentDateExtended}</text:text-input></text:span><text:span text:style-name="T13">.</text:span></text:p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6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2"><text:text-input text:description="${priceTag}">${priceTag}</text:text-input></text:p>
          </table:table-cell>
          <table:table-cell table:style-name="Table3.A2" office:value-type="string">
            <text:p text:style-name="P23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24"><text:text-input text:description="${responsibleName}">${responsibleName}</text:text-input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2:48:09.710956959</dc:date>
    <meta:editing-duration>PT1H16M45S</meta:editing-duration>
    <meta:editing-cycles>60</meta:editing-cycles>
    <meta:generator>LibreOffice/5.0.3.2$Linux_X86_64 LibreOffice_project/e5f16313668ac592c1bfb310f4390624e3dbfb75</meta:generator>
    <dc:creator>JNPA </dc:creator>
    <meta:document-statistic meta:table-count="2" meta:image-count="0" meta:object-count="0" meta:page-count="1" meta:paragraph-count="11" meta:word-count="459" meta:character-count="5138" meta:non-whitespace-character-count="4549"/>
  </office:meta>
</office:document-meta>
</file>